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80000009F512E273148F9014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12cm" draw:marker-start-width="0.518cm" draw:marker-end-width="0.518cm" draw:fill-color="#ffffff" draw:textarea-horizontal-align="justify" draw:textarea-vertical-align="middle" draw:auto-grow-height="false" fo:min-height="2.35cm" fo:min-width="27.2cm" fo:padding-top="0.231cm" fo:padding-bottom="0.231cm" fo:padding-left="0.356cm" fo:padding-right="0.356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7.2cm"/>
    </style:style>
    <style:style style:name="gr4" style:family="graphic" style:parent-style-name="standard">
      <style:graphic-properties svg:stroke-color="#ffd320" draw:fill-color="#ffd320" draw:textarea-horizontal-align="justify" draw:textarea-vertical-align="middle" draw:auto-grow-height="false" fo:min-height="0cm" fo:min-width="27.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d320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27.7cm" svg:height="2.6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2cm" svg:height="2.102cm" svg:x="11.94cm" svg:y="1.098cm">
          <draw:image xlink:href="Pictures/10000000000001B80000009F512E273148F90146.png" xlink:type="simple" xlink:show="embed" xlink:actuate="onLoad">
            <text:p/>
          </draw:image>
        </draw:frame>
        <draw:custom-shape draw:style-name="gr3" draw:text-style-name="P3" draw:layer="layout" svg:width="27.7cm" svg:height="0.15cm" svg:x="1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0.15cm" svg:x="1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ério Aparecido Gonçalves</meta:initial-creator>
    <meta:creation-date>2016-08-07T20:57:17.014579211</meta:creation-date>
    <dc:date>2016-08-07T21:15:55.286216843</dc:date>
    <dc:creator>Rogério Aparecido Gonçalves</dc:creator>
    <meta:editing-duration>PT17M38S</meta:editing-duration>
    <meta:editing-cycles>5</meta:editing-cycles>
    <meta:generator>LibreOffice/5.1.4.2$Linux_X86_64 LibreOffice_project/f99d75f39f1c57ebdd7ffc5f42867c12031db97a</meta:generator>
    <meta:document-statistic meta:object-count="4"/>
  </office:meta>
</office:document-meta>
</file>